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ucida Console" svg:font-family="Lucida Console" style:font-family-generic="modern" style:font-pitch="fixed" svg:panose-1="2 11 6 9 4 5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name="P2" style:parent-style-name="Standaard" style:family="paragraph">
      <style:paragraph-properties style:text-autospace="none" fo:margin-bottom="0in" fo:line-height="100%"/>
    </style:style>
    <style:style style:name="P3" style:parent-style-name="Standaard" style:family="paragraph">
      <style:paragraph-properties style:text-autospace="none" fo:margin-bottom="0in" fo:line-height="100%"/>
    </style:style>
    <style:style style:name="T4" style:parent-style-name="Hyperlink" style:family="text">
      <style:text-properties style:font-name="Lucida Console" style:font-name-complex="Lucida Console" fo:font-size="9pt" style:font-size-asian="9pt" style:font-size-complex="9pt"/>
    </style:style>
  </office:automatic-styles>
  <office:body>
    <office:text text:use-soft-page-breaks="true">
      <text:p text:style-name="P1">De link naar de template:<text:line-break/><text:a xlink:href="https://startbootstrap.com/templates/modern-business/" office:target-frame-name="_top" xlink:show="replace"><text:span text:style-name="Hyperlink">https://startbootstrap.com/templates/modern-business/</text:span></text:a></text:p>
      <text:p text:style-name="P2">GitHub link:<text:s/></text:p>
      <text:p text:style-name="P3"><text:a xlink:href="https://github.com/DiangeloHaaze/Opdracht-4.git" office:target-frame-name="_top" xlink:show="replace"><text:span text:style-name="T4">https://github.com/DiangeloHaaze/Opdracht-4.git</text:span></text:a></text:p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ucida Console" svg:font-family="Lucida Console" style:font-family-generic="modern" style:font-pitch="fixed" svg:panose-1="2 11 6 9 4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Hyperlink" style:display-name="Hyperlink" style:family="text" style:parent-style-name="Standaardalinea-lettertype">
      <style:text-properties fo:color="#0000FF" style:text-underline-type="single" style:text-underline-style="solid" style:text-underline-width="auto" style:text-underline-mode="continuous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iangelo Haaze</meta:initial-creator>
    <dc:creator>Diangelo Haaze</dc:creator>
    <meta:creation-date>2019-11-28T20:48:00Z</meta:creation-date>
    <dc:date>2019-11-28T20:52:00Z</dc:date>
    <meta:template xlink:href="Normal" xlink:type="simple"/>
    <meta:editing-cycles>4</meta:editing-cycles>
    <meta:editing-duration>PT240S</meta:editing-duration>
    <meta:document-statistic meta:page-count="1" meta:paragraph-count="1" meta:word-count="42" meta:character-count="276" meta:row-count="1" meta:non-whitespace-character-count="235"/>
  </office:meta>
</office:document-meta>
</file>